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21pt"/>
    </style:style>
    <style:style style:name="co2" style:family="table-column">
      <style:table-column-properties fo:break-before="auto" style:column-width="192.19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04pt"/>
    </style:style>
    <style:style style:name="co8" style:family="table-column">
      <style:table-column-properties fo:break-before="auto" style:column-width="110.35pt"/>
    </style:style>
    <style:style style:name="co9" style:family="table-column">
      <style:table-column-properties fo:break-before="auto" style:column-width="219.2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99.5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99ff" style:text-align-source="fix" style:repeat-content="false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6e6ff" fo:border="0.06pt solid #000000"/>
      <style:text-properties fo:color="#000000" style:text-outline="false" style:text-line-through-style="none" style:text-line-through-type="none" style:font-name="DejaVu Sans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DejaVu Sans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DejaVu Sans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>
      <style:table-cell-properties fo:background-color="#e6e6ff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fo:border="0.06pt solid #000000"/>
      <style:text-properties fo:color="#000000" style:text-outline="false" style:text-line-through-style="none" style:text-line-through-type="none" style:font-name="DejaVu Sans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2">
      <style:table-cell-properties fo:background-color="#ffffcc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svg:stroke-width="2.89pt" draw:marker-start-width="14.43pt" draw:marker-end-width="14.43pt" draw:textarea-horizontal-align="center" draw:textarea-vertical-align="middle" fo:padding-top="1.45pt" fo:padding-bottom="1.45pt" fo:padding-left="1.45pt" fo:padding-right="1.45pt"/>
    </style:style>
    <style:style style:name="gr3" style:family="graphic">
      <style:graphic-properties draw:fill="none" draw:fill-color="#ffffff" fo:min-height="32.14pt"/>
    </style:style>
    <style:style style:name="gr4" style:family="graphic">
      <style:graphic-properties draw:fill-color="#ffcc99" draw:textarea-horizontal-align="justify" draw:textarea-vertical-align="middle" draw:auto-grow-height="false" fo:min-height="8.36pt" fo:min-width="275.19pt"/>
    </style:style>
    <style:style style:name="gr5" style:family="graphic">
      <style:graphic-properties draw:fill-color="#ffcc99" draw:textarea-horizontal-align="justify" draw:textarea-vertical-align="middle" draw:auto-grow-height="false" fo:min-height="8.36pt" fo:min-width="164.47pt"/>
    </style:style>
    <style:style style:name="gr6" style:family="graphic">
      <style:graphic-properties draw:fill-color="#ffcc99" draw:textarea-horizontal-align="justify" draw:textarea-vertical-align="middle" draw:auto-grow-height="false" fo:min-height="8.36pt" fo:min-width="225.24pt"/>
    </style:style>
    <style:style style:name="gr7" style:family="graphic">
      <style:graphic-properties draw:fill-color="#ffcc99" draw:textarea-horizontal-align="justify" draw:textarea-vertical-align="middle" draw:auto-grow-height="false" fo:min-height="8.36pt" fo:min-width="221.36pt"/>
    </style:style>
    <style:style style:name="gr8" style:family="graphic">
      <style:graphic-properties draw:fill-color="#ffcc99" draw:textarea-horizontal-align="justify" draw:textarea-vertical-align="middle" draw:auto-grow-height="false" fo:min-height="8.36pt" fo:min-width="234.6pt"/>
    </style:style>
    <style:style style:name="gr9" style:family="graphic">
      <style:graphic-properties draw:fill-color="#ffcc99" draw:textarea-horizontal-align="justify" draw:textarea-vertical-align="middle" draw:auto-grow-height="false" fo:min-height="8.36pt" fo:min-width="233.0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6666ff" fo:font-family="'LM Mono 10'" style:font-pitch="fixed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6666ff" fo:font-family="'LM Mono 10'" style:font-pitch="fixed" fo:font-weight="bold" style:font-weight-asian="bold" style:font-weight-complex="bold"/>
    </style:style>
    <style:style style:name="P5" style:family="paragraph">
      <loext:graphic-properties draw:fill-color="#ffcc99"/>
      <style:paragraph-properties fo:text-align="center"/>
      <style:text-properties fo:font-family="'LM Mono 10'" style:font-pitch="fixed" fo:font-weight="bold" style:font-weight-asian="bold" style:font-weight-complex="bold"/>
    </style:style>
    <style:style style:name="T1" style:family="text">
      <style:text-properties fo:color="#6666ff" fo:font-family="'LM Mono 10'" style:font-pitch="fixed" fo:font-weight="bold" style:font-weight-asian="bold" style:font-weight-complex="bold"/>
    </style:style>
    <style:style style:name="T2" style:family="text">
      <style:text-properties fo:font-family="'LM Mono 10'" style:font-pitch="fixed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on-heuristic search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5" table:default-cell-style-name="ce8"/>
        <table:table-column table:style-name="co5" table:default-cell-style-name="ce7"/>
        <table:table-column table:style-name="co5" table:default-cell-style-name="ce8"/>
        <table:table-row table:style-name="ro1">
          <table:table-cell/>
          <table:table-cell table:style-name="ce1" table:number-columns-repeated="7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Problem 1</text:p>
          </table:table-cell>
          <table:covered-table-cell table:number-columns-repeated="6" table:style-name="ce1"/>
        </table:table-row>
        <table:table-row table:style-name="ro2">
          <table:table-cell/>
          <table:table-cell table:style-name="ce3" office:value-type="string" calcext:value-type="string">
            <text:p>Non-heuristic search</text:p>
          </table:table-cell>
          <table:table-cell table:style-name="ce3" office:value-type="string" calcext:value-type="string">
            <text:p>Expansions</text:p>
          </table:table-cell>
          <table:table-cell table:style-name="ce3" office:value-type="string" calcext:value-type="string">
            <text:p>Goal Tests</text:p>
          </table:table-cell>
          <table:table-cell table:style-name="ce3" office:value-type="string" calcext:value-type="string">
            <text:p>New Nodes</text:p>
          </table:table-cell>
          <table:table-cell table:style-name="ce3" office:value-type="string" calcext:value-type="string">
            <text:p>Time elapsed</text:p>
          </table:table-cell>
          <table:table-cell table:style-name="ce3" office:value-type="string" calcext:value-type="string">
            <text:p>Plan Length</text:p>
          </table:table-cell>
          <table:table-cell table:style-name="ce3" office:value-type="string" calcext:value-type="string">
            <text:p>Optimality</text:p>
          </table:table-cell>
        </table:table-row>
        <table:table-row table:style-name="ro3">
          <table:table-cell/>
          <table:table-cell office:value-type="string" calcext:value-type="string">
            <text:p>breadth_first_search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0.03402" calcext:value-type="float">
            <text:p>0.034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/>
          <table:table-cell office:value-type="string" calcext:value-type="string">
            <text:p>depth_first_graph_search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0.015669" calcext:value-type="float">
            <text:p>0.0156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/>
          <table:table-cell office:value-type="string" calcext:value-type="string">
            <text:p>uniform_cost_search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0.042764" calcext:value-type="float">
            <text:p>0.0427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/>
          <table:table-cell office:value-type="string" calcext:value-type="string">
            <text:p>breadth_first_tree_search</text:p>
          </table:table-cell>
          <table:table-cell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float" office:value="5960" calcext:value-type="float">
            <text:p>5960</text:p>
          </table:table-cell>
          <table:table-cell office:value-type="float" office:value="1.041977" calcext:value-type="float">
            <text:p>1.0419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/>
          <table:table-cell office:value-type="string" calcext:value-type="string">
            <text:p>depth_limited_search</text:p>
          </table:table-cell>
          <table:table-cell office:value-type="float" office:value="101" calcext:value-type="float">
            <text:p>101</text:p>
          </table:table-cell>
          <table:table-cell office:value-type="float" office:value="271" calcext:value-type="float">
            <text:p>271</text:p>
          </table:table-cell>
          <table:table-cell office:value-type="float" office:value="414" calcext:value-type="float">
            <text:p>414</text:p>
          </table:table-cell>
          <table:table-cell office:value-type="float" office:value="0.098663" calcext:value-type="float">
            <text:p>0.0986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/>
          <table:table-cell table:style-name="Default" table:number-columns-repeated="7"/>
        </table:table-row>
        <table:table-row table:style-name="ro3">
          <table:table-cell/>
          <table:table-cell table:style-name="ce5" table:number-columns-repeated="7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Problem 2</text:p>
          </table:table-cell>
          <table:covered-table-cell table:number-columns-repeated="6" table:style-name="ce1"/>
        </table:table-row>
        <table:table-row table:style-name="ro2">
          <table:table-cell/>
          <table:table-cell table:style-name="ce3" office:value-type="string" calcext:value-type="string">
            <text:p>Non-heuristic search</text:p>
          </table:table-cell>
          <table:table-cell table:style-name="ce3" office:value-type="string" calcext:value-type="string">
            <text:p>Expansions</text:p>
          </table:table-cell>
          <table:table-cell table:style-name="ce3" office:value-type="string" calcext:value-type="string">
            <text:p>Goal Tests</text:p>
          </table:table-cell>
          <table:table-cell table:style-name="ce3" office:value-type="string" calcext:value-type="string">
            <text:p>New Nodes</text:p>
          </table:table-cell>
          <table:table-cell table:style-name="ce3" office:value-type="string" calcext:value-type="string">
            <text:p>Time elapsed</text:p>
          </table:table-cell>
          <table:table-cell table:style-name="ce3" office:value-type="string" calcext:value-type="string">
            <text:p>Plan Length</text:p>
          </table:table-cell>
          <table:table-cell table:style-name="ce3" office:value-type="string" calcext:value-type="string">
            <text:p>Optimality</text:p>
          </table:table-cell>
        </table:table-row>
        <table:table-row table:style-name="ro3">
          <table:table-cell/>
          <table:table-cell office:value-type="string" calcext:value-type="string">
            <text:p>breadth_first_search</text:p>
          </table:table-cell>
          <table:table-cell office:value-type="float" office:value="3343" calcext:value-type="float">
            <text:p>3343</text:p>
          </table:table-cell>
          <table:table-cell office:value-type="float" office:value="4609" calcext:value-type="float">
            <text:p>4609</text:p>
          </table:table-cell>
          <table:table-cell office:value-type="float" office:value="30509" calcext:value-type="float">
            <text:p>30509</text:p>
          </table:table-cell>
          <table:table-cell office:value-type="float" office:value="15.074803" calcext:value-type="float">
            <text:p>15.0748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/>
          <table:table-cell office:value-type="string" calcext:value-type="string">
            <text:p>depth_first_graph_search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211" calcext:value-type="float">
            <text:p>5211</text:p>
          </table:table-cell>
          <table:table-cell office:value-type="float" office:value="3.40841" calcext:value-type="float">
            <text:p>3.40841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/>
          <table:table-cell office:value-type="string" calcext:value-type="string">
            <text:p>uniform_cost_search</text:p>
          </table:table-cell>
          <table:table-cell office:value-type="float" office:value="4852" calcext:value-type="float">
            <text:p>4852</text:p>
          </table:table-cell>
          <table:table-cell office:value-type="float" office:value="4854" calcext:value-type="float">
            <text:p>4854</text:p>
          </table:table-cell>
          <table:table-cell office:value-type="float" office:value="44030" calcext:value-type="float">
            <text:p>44030</text:p>
          </table:table-cell>
          <table:table-cell office:value-type="float" office:value="48.573169" calcext:value-type="float">
            <text:p>48.5731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3" table:number-rows-repeated="2">
          <table:table-cell/>
          <table:table-cell table:style-name="ce6" table:number-columns-repeated="7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Problem 3</text:p>
          </table:table-cell>
          <table:covered-table-cell table:number-columns-repeated="6" table:style-name="ce1"/>
        </table:table-row>
        <table:table-row table:style-name="ro2">
          <table:table-cell/>
          <table:table-cell table:style-name="ce3" office:value-type="string" calcext:value-type="string">
            <text:p>Non-heuristic search</text:p>
          </table:table-cell>
          <table:table-cell table:style-name="ce3" office:value-type="string" calcext:value-type="string">
            <text:p>Expansions</text:p>
          </table:table-cell>
          <table:table-cell table:style-name="ce3" office:value-type="string" calcext:value-type="string">
            <text:p>Goal Tests</text:p>
          </table:table-cell>
          <table:table-cell table:style-name="ce3" office:value-type="string" calcext:value-type="string">
            <text:p>New Nodes</text:p>
          </table:table-cell>
          <table:table-cell table:style-name="ce3" office:value-type="string" calcext:value-type="string">
            <text:p>Time elapsed</text:p>
          </table:table-cell>
          <table:table-cell table:style-name="ce3" office:value-type="string" calcext:value-type="string">
            <text:p>Plan Length</text:p>
          </table:table-cell>
          <table:table-cell table:style-name="ce3" office:value-type="string" calcext:value-type="string">
            <text:p>Optimality</text:p>
          </table:table-cell>
        </table:table-row>
        <table:table-row table:style-name="ro3">
          <table:table-cell/>
          <table:table-cell office:value-type="string" calcext:value-type="string">
            <text:p>breadth_first_search</text:p>
          </table:table-cell>
          <table:table-cell office:value-type="float" office:value="14663" calcext:value-type="float">
            <text:p>14663</text:p>
          </table:table-cell>
          <table:table-cell office:value-type="float" office:value="18098" calcext:value-type="float">
            <text:p>18098</text:p>
          </table:table-cell>
          <table:table-cell office:value-type="float" office:value="129631" calcext:value-type="float">
            <text:p>129631</text:p>
          </table:table-cell>
          <table:table-cell office:value-type="float" office:value="109.917191" calcext:value-type="float">
            <text:p>109.9171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/>
          <table:table-cell office:value-type="string" calcext:value-type="string">
            <text:p>depth_first_graph_search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5176" calcext:value-type="float">
            <text:p>5176</text:p>
          </table:table-cell>
          <table:table-cell office:value-type="float" office:value="3.479658" calcext:value-type="float">
            <text:p>3.479658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/>
          <table:table-cell office:value-type="string" calcext:value-type="string">
            <text:p>uniform_cost_search</text:p>
          </table:table-cell>
          <table:table-cell office:value-type="float" office:value="18235" calcext:value-type="float">
            <text:p>18235</text:p>
          </table:table-cell>
          <table:table-cell office:value-type="float" office:value="18237" calcext:value-type="float">
            <text:p>18237</text:p>
          </table:table-cell>
          <table:table-cell office:value-type="float" office:value="159716" calcext:value-type="float">
            <text:p>159716</text:p>
          </table:table-cell>
          <table:table-cell office:value-type="float" office:value="393.794051" calcext:value-type="float">
            <text:p>393.7940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</table:table-row>
      </table:table>
      <table:table table:name="Heuristic search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5" table:default-cell-style-name="ce13"/>
        <table:table-column table:style-name="co5" table:default-cell-style-name="ce12"/>
        <table:table-column table:style-name="co5" table:default-cell-style-name="ce13"/>
        <table:table-row table:style-name="ro1">
          <table:table-cell/>
          <table:table-cell table:style-name="ce1" table:number-columns-repeated="7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Problem 1</text:p>
          </table:table-cell>
          <table:covered-table-cell table:number-columns-repeated="6" table:style-name="ce1"/>
        </table:table-row>
        <table:table-row table:style-name="ro2">
          <table:table-cell/>
          <table:table-cell table:style-name="ce10" office:value-type="string" calcext:value-type="string">
            <text:p>Heuristic search</text:p>
          </table:table-cell>
          <table:table-cell table:style-name="ce10" office:value-type="string" calcext:value-type="string">
            <text:p>Expansions</text:p>
          </table:table-cell>
          <table:table-cell table:style-name="ce10" office:value-type="string" calcext:value-type="string">
            <text:p>Goal Tests</text:p>
          </table:table-cell>
          <table:table-cell table:style-name="ce10" office:value-type="string" calcext:value-type="string">
            <text:p>New Nodes</text:p>
          </table:table-cell>
          <table:table-cell table:style-name="ce10" office:value-type="string" calcext:value-type="string">
            <text:p>Time elapsed</text:p>
          </table:table-cell>
          <table:table-cell table:style-name="ce10" office:value-type="string" calcext:value-type="string">
            <text:p>Plan Length</text:p>
          </table:table-cell>
          <table:table-cell table:style-name="ce10" office:value-type="string" calcext:value-type="string">
            <text:p>Optimality</text:p>
          </table:table-cell>
        </table:table-row>
        <table:table-row table:style-name="ro3">
          <table:table-cell/>
          <table:table-cell office:value-type="string" calcext:value-type="string">
            <text:p>A* h_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0.043659" calcext:value-type="float">
            <text:p>0.0436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/>
          <table:table-cell office:value-type="string" calcext:value-type="string">
            <text:p>A* h_ignore_preconditions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0.050567" calcext:value-type="float">
            <text:p>0.0505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/>
          <table:table-cell office:value-type="string" calcext:value-type="string">
            <text:p>A* h_pg_levelsum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.400568" calcext:value-type="float">
            <text:p>2.4005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/>
          <table:table-cell table:style-name="Default" table:number-columns-repeated="7"/>
        </table:table-row>
        <table:table-row table:style-name="ro3">
          <table:table-cell/>
          <table:table-cell table:style-name="ce5" table:number-columns-repeated="7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Problem 2</text:p>
          </table:table-cell>
          <table:covered-table-cell table:number-columns-repeated="6" table:style-name="ce1"/>
        </table:table-row>
        <table:table-row table:style-name="ro2">
          <table:table-cell/>
          <table:table-cell table:style-name="ce10" office:value-type="string" calcext:value-type="string">
            <text:p>Heuristic search</text:p>
          </table:table-cell>
          <table:table-cell table:style-name="ce10" office:value-type="string" calcext:value-type="string">
            <text:p>Expansions</text:p>
          </table:table-cell>
          <table:table-cell table:style-name="ce10" office:value-type="string" calcext:value-type="string">
            <text:p>Goal Tests</text:p>
          </table:table-cell>
          <table:table-cell table:style-name="ce10" office:value-type="string" calcext:value-type="string">
            <text:p>New Nodes</text:p>
          </table:table-cell>
          <table:table-cell table:style-name="ce10" office:value-type="string" calcext:value-type="string">
            <text:p>Time elapsed</text:p>
          </table:table-cell>
          <table:table-cell table:style-name="ce10" office:value-type="string" calcext:value-type="string">
            <text:p>Plan Length</text:p>
          </table:table-cell>
          <table:table-cell table:style-name="ce10" office:value-type="string" calcext:value-type="string">
            <text:p>Optimality</text:p>
          </table:table-cell>
        </table:table-row>
        <table:table-row table:style-name="ro3">
          <table:table-cell/>
          <table:table-cell office:value-type="string" calcext:value-type="string">
            <text:p>A* h_1</text:p>
          </table:table-cell>
          <table:table-cell office:value-type="float" office:value="4852" calcext:value-type="float">
            <text:p>4852</text:p>
          </table:table-cell>
          <table:table-cell office:value-type="float" office:value="4854" calcext:value-type="float">
            <text:p>4854</text:p>
          </table:table-cell>
          <table:table-cell office:value-type="float" office:value="44030" calcext:value-type="float">
            <text:p>44030</text:p>
          </table:table-cell>
          <table:table-cell office:value-type="float" office:value="48.006498" calcext:value-type="float">
            <text:p>48.0064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/>
          <table:table-cell office:value-type="string" calcext:value-type="string">
            <text:p>A* h_ignore_preconditions</text:p>
          </table:table-cell>
          <table:table-cell office:value-type="float" office:value="1506" calcext:value-type="float">
            <text:p>1506</text:p>
          </table:table-cell>
          <table:table-cell office:value-type="float" office:value="1508" calcext:value-type="float">
            <text:p>1508</text:p>
          </table:table-cell>
          <table:table-cell office:value-type="float" office:value="13820" calcext:value-type="float">
            <text:p>13820</text:p>
          </table:table-cell>
          <table:table-cell office:value-type="float" office:value="15.426104" calcext:value-type="float">
            <text:p>15.4261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/>
          <table:table-cell office:value-type="string" calcext:value-type="string">
            <text:p>A* h_pg_levelsum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41" calcext:value-type="float">
            <text:p>841</text:p>
          </table:table-cell>
          <table:table-cell office:value-type="float" office:value="289.391001" calcext:value-type="float">
            <text:p>289.391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3" table:number-rows-repeated="2">
          <table:table-cell/>
          <table:table-cell table:style-name="ce6" table:number-columns-repeated="7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Problem 3</text:p>
          </table:table-cell>
          <table:covered-table-cell table:number-columns-repeated="6" table:style-name="ce1"/>
        </table:table-row>
        <table:table-row table:style-name="ro2">
          <table:table-cell/>
          <table:table-cell table:style-name="ce10" office:value-type="string" calcext:value-type="string">
            <text:p>Heuristic search</text:p>
          </table:table-cell>
          <table:table-cell table:style-name="ce10" office:value-type="string" calcext:value-type="string">
            <text:p>Expansions</text:p>
          </table:table-cell>
          <table:table-cell table:style-name="ce10" office:value-type="string" calcext:value-type="string">
            <text:p>Goal Tests</text:p>
          </table:table-cell>
          <table:table-cell table:style-name="ce10" office:value-type="string" calcext:value-type="string">
            <text:p>New Nodes</text:p>
          </table:table-cell>
          <table:table-cell table:style-name="ce10" office:value-type="string" calcext:value-type="string">
            <text:p>Time elapsed</text:p>
          </table:table-cell>
          <table:table-cell table:style-name="ce10" office:value-type="string" calcext:value-type="string">
            <text:p>Plan Length</text:p>
          </table:table-cell>
          <table:table-cell table:style-name="ce10" office:value-type="string" calcext:value-type="string">
            <text:p>Optimality</text:p>
          </table:table-cell>
        </table:table-row>
        <table:table-row table:style-name="ro3">
          <table:table-cell/>
          <table:table-cell office:value-type="string" calcext:value-type="string">
            <text:p>A* h_1</text:p>
          </table:table-cell>
          <table:table-cell office:value-type="float" office:value="18235" calcext:value-type="float">
            <text:p>18235</text:p>
          </table:table-cell>
          <table:table-cell office:value-type="float" office:value="18237" calcext:value-type="float">
            <text:p>18237</text:p>
          </table:table-cell>
          <table:table-cell office:value-type="float" office:value="159716" calcext:value-type="float">
            <text:p>159716</text:p>
          </table:table-cell>
          <table:table-cell office:value-type="float" office:value="452.494614" calcext:value-type="float">
            <text:p>452.4946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/>
          <table:table-cell office:value-type="string" calcext:value-type="string">
            <text:p>A* h_ignore_preconditions</text:p>
          </table:table-cell>
          <table:table-cell office:value-type="float" office:value="5118" calcext:value-type="float">
            <text:p>5118</text:p>
          </table:table-cell>
          <table:table-cell office:value-type="float" office:value="5120" calcext:value-type="float">
            <text:p>5120</text:p>
          </table:table-cell>
          <table:table-cell office:value-type="float" office:value="45650" calcext:value-type="float">
            <text:p>45650</text:p>
          </table:table-cell>
          <table:table-cell office:value-type="float" office:value="99.098676" calcext:value-type="float">
            <text:p>99.0986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/>
          <table:table-cell office:value-type="string" calcext:value-type="string">
            <text:p>A* h_pg_levelsum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3758" calcext:value-type="float">
            <text:p>3758</text:p>
          </table:table-cell>
          <table:table-cell office:value-type="float" office:value="2017.625442" calcext:value-type="float">
            <text:p>2017.6254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</table:table-row>
      </table:table>
      <table:table table:name="raw" table:style-name="ta1"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4">
          <table:table-cell office:value-type="string" calcext:value-type="string">
            <text:p>Search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Time elapsed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Optimality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Case</text:p>
          </table:table-cell>
        </table:table-row>
        <table:table-row table:style-name="ro4">
          <table:table-cell office:value-type="string" calcext:value-type="string">
            <text:p>A* h_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0.043659" calcext:value-type="float">
            <text:p>0.0436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1</text:p>
          </table:table-cell>
          <table:table-cell office:value-type="string" calcext:value-type="string">
            <text:p>heuristic</text:p>
          </table:table-cell>
        </table:table-row>
        <table:table-row table:style-name="ro4">
          <table:table-cell office:value-type="string" calcext:value-type="string">
            <text:p>A* h_ignore_preconditions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0.050567" calcext:value-type="float">
            <text:p>0.0505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1</text:p>
          </table:table-cell>
          <table:table-cell office:value-type="string" calcext:value-type="string">
            <text:p>heuristic</text:p>
          </table:table-cell>
        </table:table-row>
        <table:table-row table:style-name="ro4">
          <table:table-cell office:value-type="string" calcext:value-type="string">
            <text:p>A* h_pg_levelsum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.400568" calcext:value-type="float">
            <text:p>2.4005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1</text:p>
          </table:table-cell>
          <table:table-cell office:value-type="string" calcext:value-type="string">
            <text:p>heuristic</text:p>
          </table:table-cell>
        </table:table-row>
        <table:table-row table:style-name="ro4">
          <table:table-cell office:value-type="string" calcext:value-type="string">
            <text:p>A* h_1</text:p>
          </table:table-cell>
          <table:table-cell office:value-type="float" office:value="4852" calcext:value-type="float">
            <text:p>4852</text:p>
          </table:table-cell>
          <table:table-cell office:value-type="float" office:value="4854" calcext:value-type="float">
            <text:p>4854</text:p>
          </table:table-cell>
          <table:table-cell office:value-type="float" office:value="44030" calcext:value-type="float">
            <text:p>44030</text:p>
          </table:table-cell>
          <table:table-cell office:value-type="float" office:value="48.006498" calcext:value-type="float">
            <text:p>48.0064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2</text:p>
          </table:table-cell>
          <table:table-cell office:value-type="string" calcext:value-type="string">
            <text:p>heuristic</text:p>
          </table:table-cell>
        </table:table-row>
        <table:table-row table:style-name="ro4">
          <table:table-cell office:value-type="string" calcext:value-type="string">
            <text:p>A* h_ignore_preconditions</text:p>
          </table:table-cell>
          <table:table-cell office:value-type="float" office:value="1506" calcext:value-type="float">
            <text:p>1506</text:p>
          </table:table-cell>
          <table:table-cell office:value-type="float" office:value="1508" calcext:value-type="float">
            <text:p>1508</text:p>
          </table:table-cell>
          <table:table-cell office:value-type="float" office:value="13820" calcext:value-type="float">
            <text:p>13820</text:p>
          </table:table-cell>
          <table:table-cell office:value-type="float" office:value="15.426104" calcext:value-type="float">
            <text:p>15.4261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2</text:p>
          </table:table-cell>
          <table:table-cell office:value-type="string" calcext:value-type="string">
            <text:p>heuristic</text:p>
          </table:table-cell>
        </table:table-row>
        <table:table-row table:style-name="ro4">
          <table:table-cell office:value-type="string" calcext:value-type="string">
            <text:p>A* h_pg_levelsum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41" calcext:value-type="float">
            <text:p>841</text:p>
          </table:table-cell>
          <table:table-cell office:value-type="float" office:value="289.391001" calcext:value-type="float">
            <text:p>289.391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2</text:p>
          </table:table-cell>
          <table:table-cell office:value-type="string" calcext:value-type="string">
            <text:p>heuristic</text:p>
          </table:table-cell>
        </table:table-row>
        <table:table-row table:style-name="ro4">
          <table:table-cell office:value-type="string" calcext:value-type="string">
            <text:p>A* h_1</text:p>
          </table:table-cell>
          <table:table-cell office:value-type="float" office:value="18235" calcext:value-type="float">
            <text:p>18235</text:p>
          </table:table-cell>
          <table:table-cell office:value-type="float" office:value="18237" calcext:value-type="float">
            <text:p>18237</text:p>
          </table:table-cell>
          <table:table-cell office:value-type="float" office:value="159716" calcext:value-type="float">
            <text:p>159716</text:p>
          </table:table-cell>
          <table:table-cell office:value-type="float" office:value="452.494614" calcext:value-type="float">
            <text:p>452.4946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3</text:p>
          </table:table-cell>
          <table:table-cell office:value-type="string" calcext:value-type="string">
            <text:p>heuristic</text:p>
          </table:table-cell>
        </table:table-row>
        <table:table-row table:style-name="ro4">
          <table:table-cell office:value-type="string" calcext:value-type="string">
            <text:p>A* h_ignore_preconditions</text:p>
          </table:table-cell>
          <table:table-cell office:value-type="float" office:value="5118" calcext:value-type="float">
            <text:p>5118</text:p>
          </table:table-cell>
          <table:table-cell office:value-type="float" office:value="5120" calcext:value-type="float">
            <text:p>5120</text:p>
          </table:table-cell>
          <table:table-cell office:value-type="float" office:value="45650" calcext:value-type="float">
            <text:p>45650</text:p>
          </table:table-cell>
          <table:table-cell office:value-type="float" office:value="99.098676" calcext:value-type="float">
            <text:p>99.0986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3</text:p>
          </table:table-cell>
          <table:table-cell office:value-type="string" calcext:value-type="string">
            <text:p>heuristic</text:p>
          </table:table-cell>
        </table:table-row>
        <table:table-row table:style-name="ro4">
          <table:table-cell office:value-type="string" calcext:value-type="string">
            <text:p>A* h_pg_levelsum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3758" calcext:value-type="float">
            <text:p>3758</text:p>
          </table:table-cell>
          <table:table-cell office:value-type="float" office:value="2017.625442" calcext:value-type="float">
            <text:p>2017.6254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3</text:p>
          </table:table-cell>
          <table:table-cell office:value-type="string" calcext:value-type="string">
            <text:p>heuristic</text:p>
          </table:table-cell>
        </table:table-row>
        <table:table-row table:style-name="ro4">
          <table:table-cell office:value-type="string" calcext:value-type="string">
            <text:p>breadth_first_search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1</text:p>
          </table:table-cell>
          <table:table-cell office:value-type="string" calcext:value-type="string">
            <text:p>non-heuristic</text:p>
          </table:table-cell>
        </table:table-row>
        <table:table-row table:style-name="ro4">
          <table:table-cell office:value-type="string" calcext:value-type="string">
            <text:p>depth_first_graph_search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0.015669" calcext:value-type="float">
            <text:p>0.0156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blem1</text:p>
          </table:table-cell>
          <table:table-cell office:value-type="string" calcext:value-type="string">
            <text:p>non-heuristic</text:p>
          </table:table-cell>
        </table:table-row>
        <table:table-row table:style-name="ro4">
          <table:table-cell office:value-type="string" calcext:value-type="string">
            <text:p>uniform_cost_search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0.042764" calcext:value-type="float">
            <text:p>0.0427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1</text:p>
          </table:table-cell>
          <table:table-cell office:value-type="string" calcext:value-type="string">
            <text:p>non-heuristic</text:p>
          </table:table-cell>
        </table:table-row>
        <table:table-row table:style-name="ro4">
          <table:table-cell office:value-type="string" calcext:value-type="string">
            <text:p>breadth_first_tree_search</text:p>
          </table:table-cell>
          <table:table-cell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float" office:value="5960" calcext:value-type="float">
            <text:p>5960</text:p>
          </table:table-cell>
          <table:table-cell office:value-type="float" office:value="1.041977" calcext:value-type="float">
            <text:p>1.0419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1</text:p>
          </table:table-cell>
          <table:table-cell office:value-type="string" calcext:value-type="string">
            <text:p>non-heuristic</text:p>
          </table:table-cell>
        </table:table-row>
        <table:table-row table:style-name="ro4">
          <table:table-cell office:value-type="string" calcext:value-type="string">
            <text:p>depth_limited_search</text:p>
          </table:table-cell>
          <table:table-cell office:value-type="float" office:value="101" calcext:value-type="float">
            <text:p>101</text:p>
          </table:table-cell>
          <table:table-cell office:value-type="float" office:value="271" calcext:value-type="float">
            <text:p>271</text:p>
          </table:table-cell>
          <table:table-cell office:value-type="float" office:value="414" calcext:value-type="float">
            <text:p>414</text:p>
          </table:table-cell>
          <table:table-cell office:value-type="float" office:value="0.098663" calcext:value-type="float">
            <text:p>0.0986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blem1</text:p>
          </table:table-cell>
          <table:table-cell office:value-type="string" calcext:value-type="string">
            <text:p>non-heuristic</text:p>
          </table:table-cell>
        </table:table-row>
        <table:table-row table:style-name="ro4">
          <table:table-cell office:value-type="string" calcext:value-type="string">
            <text:p>breadth_first_search</text:p>
          </table:table-cell>
          <table:table-cell office:value-type="float" office:value="3343" calcext:value-type="float">
            <text:p>3343</text:p>
          </table:table-cell>
          <table:table-cell office:value-type="float" office:value="4609" calcext:value-type="float">
            <text:p>4609</text:p>
          </table:table-cell>
          <table:table-cell office:value-type="float" office:value="30509" calcext:value-type="float">
            <text:p>30509</text:p>
          </table:table-cell>
          <table:table-cell office:value-type="float" office:value="15.074803" calcext:value-type="float">
            <text:p>15.0748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2</text:p>
          </table:table-cell>
          <table:table-cell office:value-type="string" calcext:value-type="string">
            <text:p>non-heuristic</text:p>
          </table:table-cell>
        </table:table-row>
        <table:table-row table:style-name="ro4">
          <table:table-cell office:value-type="string" calcext:value-type="string">
            <text:p>depth_first_graph_search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211" calcext:value-type="float">
            <text:p>5211</text:p>
          </table:table-cell>
          <table:table-cell office:value-type="float" office:value="3.40841" calcext:value-type="float">
            <text:p>3.40841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blem2</text:p>
          </table:table-cell>
          <table:table-cell office:value-type="string" calcext:value-type="string">
            <text:p>non-heuristic</text:p>
          </table:table-cell>
        </table:table-row>
        <table:table-row table:style-name="ro4">
          <table:table-cell office:value-type="string" calcext:value-type="string">
            <text:p>uniform_cost_search</text:p>
          </table:table-cell>
          <table:table-cell office:value-type="float" office:value="4852" calcext:value-type="float">
            <text:p>4852</text:p>
          </table:table-cell>
          <table:table-cell office:value-type="float" office:value="4854" calcext:value-type="float">
            <text:p>4854</text:p>
          </table:table-cell>
          <table:table-cell office:value-type="float" office:value="44030" calcext:value-type="float">
            <text:p>44030</text:p>
          </table:table-cell>
          <table:table-cell office:value-type="float" office:value="48.573169" calcext:value-type="float">
            <text:p>48.5731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2</text:p>
          </table:table-cell>
          <table:table-cell office:value-type="string" calcext:value-type="string">
            <text:p>non-heuristic</text:p>
          </table:table-cell>
        </table:table-row>
        <table:table-row table:style-name="ro4">
          <table:table-cell office:value-type="string" calcext:value-type="string">
            <text:p>breadth_first_search</text:p>
          </table:table-cell>
          <table:table-cell office:value-type="float" office:value="14663" calcext:value-type="float">
            <text:p>14663</text:p>
          </table:table-cell>
          <table:table-cell office:value-type="float" office:value="18098" calcext:value-type="float">
            <text:p>18098</text:p>
          </table:table-cell>
          <table:table-cell office:value-type="float" office:value="129631" calcext:value-type="float">
            <text:p>129631</text:p>
          </table:table-cell>
          <table:table-cell office:value-type="float" office:value="109.917191" calcext:value-type="float">
            <text:p>109.9171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3</text:p>
          </table:table-cell>
          <table:table-cell office:value-type="string" calcext:value-type="string">
            <text:p>non-heuristic</text:p>
          </table:table-cell>
        </table:table-row>
        <table:table-row table:style-name="ro4">
          <table:table-cell office:value-type="string" calcext:value-type="string">
            <text:p>depth_first_graph_search</text:p>
          </table:table-cell>
          <table:table-cell office:value-type="float" office:value="18235" calcext:value-type="float">
            <text:p>18235</text:p>
          </table:table-cell>
          <table:table-cell office:value-type="float" office:value="18237" calcext:value-type="float">
            <text:p>18237</text:p>
          </table:table-cell>
          <table:table-cell office:value-type="float" office:value="159716" calcext:value-type="float">
            <text:p>159716</text:p>
          </table:table-cell>
          <table:table-cell office:value-type="float" office:value="393.794051" calcext:value-type="float">
            <text:p>393.7940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3</text:p>
          </table:table-cell>
          <table:table-cell office:value-type="string" calcext:value-type="string">
            <text:p>non-heuristic</text:p>
          </table:table-cell>
        </table:table-row>
        <table:table-row table:style-name="ro4">
          <table:table-cell office:value-type="string" calcext:value-type="string">
            <text:p>uniform_cost_search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5176" calcext:value-type="float">
            <text:p>5176</text:p>
          </table:table-cell>
          <table:table-cell office:value-type="float" office:value="3.479658" calcext:value-type="float">
            <text:p>3.479658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blem3</text:p>
          </table:table-cell>
          <table:table-cell office:value-type="string" calcext:value-type="string">
            <text:p>non-heuristic</text:p>
          </table:table-cell>
        </table:table-row>
      </table:table>
      <table:table table:name="Problem 1 - Graph" table:style-name="ta1">
        <table:shapes>
          <draw:frame draw:z-index="0" draw:style-name="gr1" draw:text-style-name="P1" svg:width="524.64pt" svg:height="322.7pt" svg:x="63.16pt" svg:y="229.1pt">
            <loext:p draw:notify-on-update-of-ranges="'Problem 1 - Graph'.A4:'Problem 1 - Graph'.A11 'Problem 1 - Graph'.F4:'Problem 1 - Graph'.F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z-index="1" draw:style-name="gr2" draw:text-style-name="P2" svg:x1="134.08pt" svg:y1="401.27pt" svg:x2="628.33pt" svg:y2="399.77pt">
            <text:p/>
          </draw:line>
          <draw:caption draw:z-index="2" draw:style-name="gr3" draw:text-style-name="P4" svg:width="51.7pt" svg:height="32.14pt" svg:x="606.25pt" svg:y="339.34pt" draw:caption-point-x="-51.45pt" draw:caption-point-y="59.9pt">
            <text:p text:style-name="P3"><text:span text:style-name="T1">Optimal Lentgh</text:span></text:p>
          </draw:caption>
          <draw:custom-shape draw:z-index="3" draw:style-name="gr4" draw:text-style-name="P5" svg:width="275.19pt" svg:height="8.36pt" svg:x="138.76pt" svg:y="416.15pt">
            <text:p text:style-name="P2"><text:span text:style-name="T2">Non-Heuristic</text:span></text:p>
            <draw:enhanced-geometry svg:viewBox="0 0 21600 21600" draw:type="rectangle" draw:enhanced-path="M 0 0 L 21600 0 21600 21600 0 21600 0 0 Z N"/>
          </draw:custom-shape>
          <draw:custom-shape draw:z-index="4" draw:style-name="gr5" draw:text-style-name="P5" svg:width="164.47pt" svg:height="8.36pt" svg:x="413.97pt" svg:y="416.49pt">
            <text:p text:style-name="P2"><text:span text:style-name="T2">Heuristic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9" table:default-cell-style-name="ce4"/>
        <table:table-column table:style-name="co6" table:number-columns-repeated="3" table:default-cell-style-name="ce7"/>
        <table:table-column table:style-name="co6" table:default-cell-style-name="ce8"/>
        <table:table-column table:style-name="co6" table:default-cell-style-name="ce7"/>
        <table:table-row table:style-name="ro4" table:number-rows-repeated="3">
          <table:table-cell table:style-name="Default" table:number-columns-repeated="6"/>
        </table:table-row>
        <table:table-row table:style-name="ro3">
          <table:table-cell office:value-type="string" calcext:value-type="string">
            <text:p>breadth_first_search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0.03402" calcext:value-type="float">
            <text:p>0.03402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depth_first_graph_search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0.015669" calcext:value-type="float">
            <text:p>0.015669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uniform_cost_search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0.042764" calcext:value-type="float">
            <text:p>0.04276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breadth_first_tree_search</text:p>
          </table:table-cell>
          <table:table-cell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float" office:value="5960" calcext:value-type="float">
            <text:p>5960</text:p>
          </table:table-cell>
          <table:table-cell office:value-type="float" office:value="1.041977" calcext:value-type="float">
            <text:p>1.041977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depth_limited_search</text:p>
          </table:table-cell>
          <table:table-cell office:value-type="float" office:value="101" calcext:value-type="float">
            <text:p>101</text:p>
          </table:table-cell>
          <table:table-cell office:value-type="float" office:value="271" calcext:value-type="float">
            <text:p>271</text:p>
          </table:table-cell>
          <table:table-cell office:value-type="float" office:value="414" calcext:value-type="float">
            <text:p>414</text:p>
          </table:table-cell>
          <table:table-cell office:value-type="float" office:value="0.098663" calcext:value-type="float">
            <text:p>0.098663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table:style-name="ce11" office:value-type="string" calcext:value-type="string">
            <text:p>A* h_1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224" calcext:value-type="float">
            <text:p>224</text:p>
          </table:table-cell>
          <table:table-cell table:style-name="ce13" office:value-type="float" office:value="0.043659" calcext:value-type="float">
            <text:p>0.043659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3">
          <table:table-cell table:style-name="ce11" office:value-type="string" calcext:value-type="string">
            <text:p>A* h_ignore_preconditions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170" calcext:value-type="float">
            <text:p>170</text:p>
          </table:table-cell>
          <table:table-cell table:style-name="ce13" office:value-type="float" office:value="0.050567" calcext:value-type="float">
            <text:p>0.050567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3">
          <table:table-cell table:style-name="ce11" office:value-type="string" calcext:value-type="string">
            <text:p>A* h_pg_levelsum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float" office:value="2.400568" calcext:value-type="float">
            <text:p>2.400568</text:p>
          </table:table-cell>
          <table:table-cell table:style-name="ce12" office:value-type="float" office:value="6" calcext:value-type="float">
            <text:p>6</text:p>
          </table:table-cell>
        </table:table-row>
      </table:table>
      <table:table table:name="Problem 2 - Graph" table:style-name="ta1">
        <table:shapes>
          <draw:frame draw:z-index="0" draw:style-name="gr1" draw:text-style-name="P1" svg:width="524.64pt" svg:height="423.18pt" svg:x="63.16pt" svg:y="128.61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line draw:z-index="1" draw:style-name="gr2" draw:text-style-name="P2" svg:x1="131.73pt" svg:y1="408.87pt" svg:x2="577.59pt" svg:y2="408.13pt">
            <text:p/>
          </draw:line>
          <draw:caption draw:z-index="2" draw:style-name="gr3" draw:text-style-name="P4" svg:width="51.7pt" svg:height="32.14pt" svg:x="614.04pt" svg:y="339.34pt" draw:caption-point-x="-54.03pt" draw:caption-point-y="67.61pt">
            <text:p text:style-name="P3"><text:span text:style-name="T1">O</text:span><text:span text:style-name="T1">p</text:span><text:span text:style-name="T1">t</text:span><text:span text:style-name="T1">i</text:span><text:span text:style-name="T1">m</text:span><text:span text:style-name="T1">a</text:span><text:span text:style-name="T1">l</text:span><text:span text:style-name="T1"> </text:span><text:span text:style-name="T1">L</text:span><text:span text:style-name="T1">e</text:span><text:span text:style-name="T1">n</text:span><text:span text:style-name="T1">t</text:span><text:span text:style-name="T1">g</text:span><text:span text:style-name="T1">h</text:span></text:p>
          </draw:caption>
          <draw:custom-shape draw:z-index="3" draw:style-name="gr6" draw:text-style-name="P5" svg:width="225.24pt" svg:height="8.36pt" svg:x="129.4pt" svg:y="420.69pt">
            <text:p text:style-name="P2"><text:span text:style-name="T2">N</text:span><text:span text:style-name="T2">o</text:span><text:span text:style-name="T2">n</text:span><text:span text:style-name="T2">-</text:span><text:span text:style-name="T2">H</text:span><text:span text:style-name="T2">e</text:span><text:span text:style-name="T2">u</text:span><text:span text:style-name="T2">r</text:span><text:span text:style-name="T2">i</text:span><text:span text:style-name="T2">s</text:span><text:span text:style-name="T2">t</text:span><text:span text:style-name="T2">i</text:span><text:span text:style-name="T2">c</text:span></text:p>
            <draw:enhanced-geometry svg:viewBox="0 0 21600 21600" draw:type="rectangle" draw:enhanced-path="M 0 0 L 21600 0 21600 21600 0 21600 0 0 Z N"/>
          </draw:custom-shape>
          <draw:custom-shape draw:z-index="4" draw:style-name="gr7" draw:text-style-name="P5" svg:width="221.36pt" svg:height="8.36pt" svg:x="353.88pt" svg:y="420.29pt">
            <text:p text:style-name="P2"><text:span text:style-name="T2">H</text:span><text:span text:style-name="T2">e</text:span><text:span text:style-name="T2">u</text:span><text:span text:style-name="T2">r</text:span><text:span text:style-name="T2">i</text:span><text:span text:style-name="T2">s</text:span><text:span text:style-name="T2">t</text:span><text:span text:style-name="T2">i</text:span><text:span text:style-name="T2">c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default-cell-style-name="Default"/>
        <table:table-row table:style-name="ro4" table:number-rows-repeated="3">
          <table:table-cell table:number-columns-repeated="6"/>
        </table:table-row>
        <table:table-row table:style-name="ro3">
          <table:table-cell table:style-name="ce4" office:value-type="string" calcext:value-type="string">
            <text:p>breadth_first_search</text:p>
          </table:table-cell>
          <table:table-cell table:style-name="ce7" office:value-type="float" office:value="3343" calcext:value-type="float">
            <text:p>3343</text:p>
          </table:table-cell>
          <table:table-cell table:style-name="ce7" office:value-type="float" office:value="4609" calcext:value-type="float">
            <text:p>4609</text:p>
          </table:table-cell>
          <table:table-cell table:style-name="ce7" office:value-type="float" office:value="30509" calcext:value-type="float">
            <text:p>30509</text:p>
          </table:table-cell>
          <table:table-cell table:style-name="ce8" office:value-type="float" office:value="15.074803" calcext:value-type="float">
            <text:p>15.074803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3">
          <table:table-cell table:style-name="ce4" office:value-type="string" calcext:value-type="string">
            <text:p>depth_first_graph_search</text:p>
          </table:table-cell>
          <table:table-cell table:style-name="ce7" office:value-type="float" office:value="582" calcext:value-type="float">
            <text:p>582</text:p>
          </table:table-cell>
          <table:table-cell table:style-name="ce7" office:value-type="float" office:value="583" calcext:value-type="float">
            <text:p>583</text:p>
          </table:table-cell>
          <table:table-cell table:style-name="ce7" office:value-type="float" office:value="5211" calcext:value-type="float">
            <text:p>5211</text:p>
          </table:table-cell>
          <table:table-cell table:style-name="ce8" office:value-type="float" office:value="3.40841" calcext:value-type="float">
            <text:p>3.408410</text:p>
          </table:table-cell>
          <table:table-cell table:style-name="ce7" office:value-type="float" office:value="575" calcext:value-type="float">
            <text:p>575</text:p>
          </table:table-cell>
        </table:table-row>
        <table:table-row table:style-name="ro3">
          <table:table-cell table:style-name="ce4" office:value-type="string" calcext:value-type="string">
            <text:p>uniform_cost_search</text:p>
          </table:table-cell>
          <table:table-cell table:style-name="ce7" office:value-type="float" office:value="4852" calcext:value-type="float">
            <text:p>4852</text:p>
          </table:table-cell>
          <table:table-cell table:style-name="ce7" office:value-type="float" office:value="4854" calcext:value-type="float">
            <text:p>4854</text:p>
          </table:table-cell>
          <table:table-cell table:style-name="ce7" office:value-type="float" office:value="44030" calcext:value-type="float">
            <text:p>44030</text:p>
          </table:table-cell>
          <table:table-cell table:style-name="ce8" office:value-type="float" office:value="48.573169" calcext:value-type="float">
            <text:p>48.573169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3">
          <table:table-cell table:style-name="ce11" office:value-type="string" calcext:value-type="string">
            <text:p>A* h_1</text:p>
          </table:table-cell>
          <table:table-cell table:style-name="ce12" office:value-type="float" office:value="4852" calcext:value-type="float">
            <text:p>4852</text:p>
          </table:table-cell>
          <table:table-cell table:style-name="ce12" office:value-type="float" office:value="4854" calcext:value-type="float">
            <text:p>4854</text:p>
          </table:table-cell>
          <table:table-cell table:style-name="ce12" office:value-type="float" office:value="44030" calcext:value-type="float">
            <text:p>44030</text:p>
          </table:table-cell>
          <table:table-cell table:style-name="ce13" office:value-type="float" office:value="48.006498" calcext:value-type="float">
            <text:p>48.006498</text:p>
          </table:table-cell>
          <table:table-cell table:style-name="ce12" office:value-type="float" office:value="9" calcext:value-type="float">
            <text:p>9</text:p>
          </table:table-cell>
        </table:table-row>
        <table:table-row table:style-name="ro3">
          <table:table-cell table:style-name="ce11" office:value-type="string" calcext:value-type="string">
            <text:p>A* h_ignore_preconditions</text:p>
          </table:table-cell>
          <table:table-cell table:style-name="ce12" office:value-type="float" office:value="1506" calcext:value-type="float">
            <text:p>1506</text:p>
          </table:table-cell>
          <table:table-cell table:style-name="ce12" office:value-type="float" office:value="1508" calcext:value-type="float">
            <text:p>1508</text:p>
          </table:table-cell>
          <table:table-cell table:style-name="ce12" office:value-type="float" office:value="13820" calcext:value-type="float">
            <text:p>13820</text:p>
          </table:table-cell>
          <table:table-cell table:style-name="ce13" office:value-type="float" office:value="15.426104" calcext:value-type="float">
            <text:p>15.426104</text:p>
          </table:table-cell>
          <table:table-cell table:style-name="ce12" office:value-type="float" office:value="9" calcext:value-type="float">
            <text:p>9</text:p>
          </table:table-cell>
        </table:table-row>
        <table:table-row table:style-name="ro3">
          <table:table-cell table:style-name="ce11" office:value-type="string" calcext:value-type="string">
            <text:p>A* h_pg_levelsum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841" calcext:value-type="float">
            <text:p>841</text:p>
          </table:table-cell>
          <table:table-cell table:style-name="ce13" office:value-type="float" office:value="289.391001" calcext:value-type="float">
            <text:p>289.391001</text:p>
          </table:table-cell>
          <table:table-cell table:style-name="ce12" office:value-type="float" office:value="9" calcext:value-type="float">
            <text:p>9</text:p>
          </table:table-cell>
        </table:table-row>
      </table:table>
      <table:table table:name="Problem 3 - Graph" table:style-name="ta1">
        <table:shapes>
          <draw:frame draw:z-index="0" draw:style-name="gr1" draw:text-style-name="P1" svg:width="552.61pt" svg:height="336.95pt" svg:x="81.84pt" svg:y="212.8pt">
            <loext:p draw:notify-on-update-of-ranges="'Problem 3 - Graph'.A4:'Problem 3 - Graph'.A9 'Problem 3 - Graph'.F4:'Problem 3 - Graph'.F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ustom-shape draw:z-index="1" draw:style-name="gr8" draw:text-style-name="P5" svg:width="234.6pt" svg:height="8.36pt" svg:x="150.43pt" svg:y="413.32pt">
            <text:p text:style-name="P2"><text:span text:style-name="T2">Non-Heuristic</text:span></text:p>
            <draw:enhanced-geometry svg:viewBox="0 0 21600 21600" draw:type="rectangle" draw:enhanced-path="M 0 0 L 21600 0 21600 21600 0 21600 0 0 Z N"/>
          </draw:custom-shape>
          <draw:line draw:z-index="2" draw:style-name="gr2" draw:text-style-name="P2" svg:x1="134.08pt" svg:y1="409.78pt" svg:x2="628.21pt" svg:y2="409.63pt">
            <text:p/>
          </draw:line>
          <draw:custom-shape draw:z-index="3" draw:style-name="gr9" draw:text-style-name="P5" svg:width="233.06pt" svg:height="8.36pt" svg:x="387.35pt" svg:y="413.66pt">
            <text:p text:style-name="P2"><text:span text:style-name="T2">Heuristic</text:span></text:p>
            <draw:enhanced-geometry svg:viewBox="0 0 21600 21600" draw:type="rectangle" draw:enhanced-path="M 0 0 L 21600 0 21600 21600 0 21600 0 0 Z N"/>
          </draw:custom-shape>
          <draw:caption draw:z-index="4" draw:style-name="gr3" draw:text-style-name="P4" svg:width="51.7pt" svg:height="32.14pt" svg:x="645.22pt" svg:y="350.11pt" draw:caption-point-x="-90.43pt" draw:caption-point-y="57.63pt">
            <text:p text:style-name="P3"><text:span text:style-name="T1">Optimal Lentgh</text:span></text:p>
          </draw:caption>
        </table:shapes>
        <table:table-column table:style-name="co9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6" table:default-cell-style-name="Default"/>
        <table:table-row table:style-name="ro4" table:number-rows-repeated="3">
          <table:table-cell table:number-columns-repeated="6"/>
        </table:table-row>
        <table:table-row table:style-name="ro3">
          <table:table-cell table:style-name="ce4" office:value-type="string" calcext:value-type="string">
            <text:p>breadth_first_search</text:p>
          </table:table-cell>
          <table:table-cell table:style-name="ce7" office:value-type="float" office:value="14663" calcext:value-type="float">
            <text:p>14663</text:p>
          </table:table-cell>
          <table:table-cell table:style-name="ce7" office:value-type="float" office:value="18098" calcext:value-type="float">
            <text:p>18098</text:p>
          </table:table-cell>
          <table:table-cell table:style-name="ce7" office:value-type="float" office:value="129631" calcext:value-type="float">
            <text:p>129631</text:p>
          </table:table-cell>
          <table:table-cell table:style-name="ce8" office:value-type="float" office:value="109.917191" calcext:value-type="float">
            <text:p>109.917191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3">
          <table:table-cell table:style-name="ce4" office:value-type="string" calcext:value-type="string">
            <text:p>depth_first_graph_search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float" office:value="628" calcext:value-type="float">
            <text:p>628</text:p>
          </table:table-cell>
          <table:table-cell table:style-name="ce7" office:value-type="float" office:value="5176" calcext:value-type="float">
            <text:p>5176</text:p>
          </table:table-cell>
          <table:table-cell table:style-name="ce8" office:value-type="float" office:value="3.479658" calcext:value-type="float">
            <text:p>3.479658</text:p>
          </table:table-cell>
          <table:table-cell table:style-name="ce7" office:value-type="float" office:value="596" calcext:value-type="float">
            <text:p>596</text:p>
          </table:table-cell>
        </table:table-row>
        <table:table-row table:style-name="ro3">
          <table:table-cell table:style-name="ce4" office:value-type="string" calcext:value-type="string">
            <text:p>uniform_cost_search</text:p>
          </table:table-cell>
          <table:table-cell table:style-name="ce7" office:value-type="float" office:value="18235" calcext:value-type="float">
            <text:p>18235</text:p>
          </table:table-cell>
          <table:table-cell table:style-name="ce7" office:value-type="float" office:value="18237" calcext:value-type="float">
            <text:p>18237</text:p>
          </table:table-cell>
          <table:table-cell table:style-name="ce7" office:value-type="float" office:value="159716" calcext:value-type="float">
            <text:p>159716</text:p>
          </table:table-cell>
          <table:table-cell table:style-name="ce8" office:value-type="float" office:value="393.794051" calcext:value-type="float">
            <text:p>393.794051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3">
          <table:table-cell table:style-name="ce11" office:value-type="string" calcext:value-type="string">
            <text:p>A* h_1</text:p>
          </table:table-cell>
          <table:table-cell table:style-name="ce12" office:value-type="float" office:value="18235" calcext:value-type="float">
            <text:p>18235</text:p>
          </table:table-cell>
          <table:table-cell table:style-name="ce12" office:value-type="float" office:value="18237" calcext:value-type="float">
            <text:p>18237</text:p>
          </table:table-cell>
          <table:table-cell table:style-name="ce12" office:value-type="float" office:value="159716" calcext:value-type="float">
            <text:p>159716</text:p>
          </table:table-cell>
          <table:table-cell table:style-name="ce13" office:value-type="float" office:value="452.494614" calcext:value-type="float">
            <text:p>452.494614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3">
          <table:table-cell table:style-name="ce11" office:value-type="string" calcext:value-type="string">
            <text:p>A* h_ignore_preconditions</text:p>
          </table:table-cell>
          <table:table-cell table:style-name="ce12" office:value-type="float" office:value="5118" calcext:value-type="float">
            <text:p>5118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45650" calcext:value-type="float">
            <text:p>45650</text:p>
          </table:table-cell>
          <table:table-cell table:style-name="ce13" office:value-type="float" office:value="99.098676" calcext:value-type="float">
            <text:p>99.098676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3">
          <table:table-cell table:style-name="ce11" office:value-type="string" calcext:value-type="string">
            <text:p>A* h_pg_levelsum</text:p>
          </table:table-cell>
          <table:table-cell table:style-name="ce12" office:value-type="float" office:value="408" calcext:value-type="float">
            <text:p>408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3758" calcext:value-type="float">
            <text:p>3758</text:p>
          </table:table-cell>
          <table:table-cell table:style-name="ce13" office:value-type="float" office:value="2017.625442" calcext:value-type="float">
            <text:p>2017.625442</text:p>
          </table:table-cell>
          <table:table-cell table:style-name="ce12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23:11:10.461947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1:21:19.228389504</meta:creation-date>
    <dc:date>2017-03-20T23:31:23.330426318</dc:date>
    <meta:editing-duration>PT8H11M56S</meta:editing-duration>
    <meta:editing-cycles>8</meta:editing-cycles>
    <meta:generator>LibreOffice/5.1.6.2$Linux_X86_64 LibreOffice_project/10m0$Build-2</meta:generator>
    <meta:document-statistic meta:table-count="6" meta:cell-count="497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09cm" svg:height="11.385cm" xlink:href=".." xlink:type="simple" chart:class="chart:bar" chart:style-name="ch1">
        <chart:title svg:x="6.141cm" svg:y="0.363cm" chart:style-name="ch2">
          <text:p>Plan Length by Search Method</text:p>
        </chart:title>
        <chart:subtitle svg:x="8.297cm" svg:y="1.369cm" chart:style-name="ch3">
          <text:p>Problem 1</text:p>
        </chart:subtitle>
        <chart:plot-area chart:style-name="ch4" table:cell-range-address="'Problem 1 - Graph'.A4:'Problem 1 - Graph'.A11 'Problem 1 - Graph'.F4:'Problem 1 - Graph'.F11" chart:data-source-has-labels="column" svg:x="1.381cm" svg:y="2.279cm" svg:width="16.758cm" svg:height="7.898cm">
          <chartooo:coordinate-region svg:x="2.723cm" svg:y="2.279cm" svg:width="15.416cm" svg:height="4.343cm"/>
          <chart:axis chart:dimension="x" chart:name="primary-x" chart:style-name="ch5" chartooo:axis-type="auto">
            <chartooo:date-scale/>
            <chart:title svg:x="8.605cm" svg:y="10.404cm" chart:style-name="ch6">
              <text:p>Search Method</text:p>
            </chart:title>
            <chart:categories table:cell-range-address="'Problem 1 - Graph'.A4:'Problem 1 - Graph'.A11"/>
          </chart:axis>
          <chart:axis chart:dimension="y" chart:name="primary-y" chart:style-name="ch7">
            <chart:title svg:x="0.451cm" svg:y="6.788cm" chart:style-name="ch8">
              <text:p>Length</text:p>
            </chart:title>
            <chart:grid chart:style-name="ch9" chart:class="major"/>
          </chart:axis>
          <chart:series chart:style-name="ch10" chart:values-cell-range-address="'Problem 1 - Graph'.F4:'Problem 1 - Graph'.F1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breadth_first_search</text:p>
                <draw:g>
                  <svg:desc>'Problem 1 - Graph'.A4:'Problem 1 - Graph'.A11</svg:desc>
                </draw:g>
              </table:table-cell>
              <table:table-cell office:value-type="float" office:value="6">
                <text:p>6</text:p>
                <draw:g>
                  <svg:desc>'Problem 1 - Graph'.F4:'Problem 1 - Graph'.F11</svg:desc>
                </draw:g>
              </table:table-cell>
            </table:table-row>
            <table:table-row>
              <table:table-cell office:value-type="string">
                <text:p>depth_first_graph_search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uniform_cost_search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readth_first_tree_search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epth_limited_search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* h_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* h_ignore_precondition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* h_pg_levelsum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96cm" svg:height="11.888cm" xlink:href=".." xlink:type="simple" chart:class="chart:bar" chart:style-name="ch1">
        <chart:title svg:x="6.635cm" svg:y="0.373cm" chart:style-name="ch2">
          <text:p>Plan Length by Search Method</text:p>
        </chart:title>
        <chart:subtitle svg:x="8.791cm" svg:y="1.389cm" chart:style-name="ch3">
          <text:p>Problem 3</text:p>
        </chart:subtitle>
        <chart:plot-area chart:style-name="ch4" table:cell-range-address="'Problem 3 - Graph'.A4:'Problem 3 - Graph'.A9 'Problem 3 - Graph'.F4:'Problem 3 - Graph'.F9" chart:data-source-has-labels="column" svg:x="1.4cm" svg:y="2.309cm" svg:width="17.707cm" svg:height="8.361cm">
          <chartooo:coordinate-region svg:x="2.364cm" svg:y="2.309cm" svg:width="16.743cm" svg:height="4.806cm"/>
          <chart:axis chart:dimension="x" chart:name="primary-x" chart:style-name="ch5" chartooo:axis-type="auto">
            <chartooo:date-scale/>
            <chart:title svg:x="9.098cm" svg:y="10.907cm" chart:style-name="ch6">
              <text:p>Search Method</text:p>
            </chart:title>
            <chart:categories table:cell-range-address="'Problem 3 - Graph'.A4:'Problem 3 - Graph'.A9"/>
          </chart:axis>
          <chart:axis chart:dimension="y" chart:name="primary-y" chart:style-name="ch7">
            <chart:title svg:x="0.451cm" svg:y="7.049cm" chart:style-name="ch8">
              <text:p>Length</text:p>
            </chart:title>
            <chart:grid chart:style-name="ch9" chart:class="major"/>
          </chart:axis>
          <chart:series chart:style-name="ch10" chart:values-cell-range-address="'Problem 3 - Graph'.F4:'Problem 3 - Graph'.F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breadth_first_search</text:p>
                <draw:g>
                  <svg:desc>'Problem 3 - Graph'.A4:'Problem 3 - Graph'.A9</svg:desc>
                </draw:g>
              </table:table-cell>
              <table:table-cell office:value-type="float" office:value="12">
                <text:p>12</text:p>
                <draw:g>
                  <svg:desc>'Problem 3 - Graph'.F4:'Problem 3 - Graph'.F9</svg:desc>
                </draw:g>
              </table:table-cell>
            </table:table-row>
            <table:table-row>
              <table:table-cell office:value-type="string">
                <text:p>depth_first_graph_search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uniform_cost_search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* h_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* h_ignore_precondition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* h_pg_levelsum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09cm" svg:height="14.93cm" xlink:href="." xlink:type="simple" chart:class="chart:bar" chart:style-name="ch1">
        <chart:title svg:x="6.141cm" svg:y="0.434cm" chart:style-name="ch2">
          <text:p>Plan Length by Search Method</text:p>
        </chart:title>
        <chart:subtitle svg:x="8.297cm" svg:y="1.511cm" chart:style-name="ch3">
          <text:p>Problem 2</text:p>
        </chart:subtitle>
        <chart:plot-area chart:style-name="ch4" chart:data-source-has-labels="both" svg:x="1.381cm" svg:y="2.492cm" svg:width="16.758cm" svg:height="11.159cm">
          <chartooo:coordinate-region svg:x="2.426cm" svg:y="2.492cm" svg:width="15.713cm" svg:height="7.603cm"/>
          <chart:axis chart:dimension="x" chart:name="primary-x" chart:style-name="ch5" chartooo:axis-type="auto">
            <chartooo:date-scale/>
            <chart:title svg:x="8.605cm" svg:y="13.949cm" chart:style-name="ch6">
              <text:p>Search Method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8.631cm" chart:style-name="ch8">
              <text:p>Length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breadth_first_search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epth_first_graph_search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uniform_cost_search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* h_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* h_ignore_precondition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* h_pg_levelsum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